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1">
      <style:text-properties fo:font-weight="bold" style:font-weight-asian="bold" style:font-weight-complex="bold"/>
    </style:style>
    <style:style style:name="P2" style:family="paragraph" style:parent-style-name="Text_20_body" style:list-style-name="L2">
      <style:text-properties fo:font-weight="bold" style:font-weight-asian="bold" style:font-weight-complex="bold"/>
    </style:style>
    <style:style style:name="P3" style:family="paragraph" style:parent-style-name="Text_20_body" style:list-style-name="L3">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4"/>
    <style:style style:name="P7" style:family="paragraph" style:parent-style-name="Text_20_body" style:list-style-name="L2">
      <style:text-properties fo:font-weight="normal" style:font-weight-asian="normal" style:font-weight-complex="normal"/>
    </style:style>
    <style:style style:name="P8" style:family="paragraph" style:parent-style-name="Text_20_body" style:list-style-name="L5"/>
    <style:style style:name="P9" style:family="paragraph" style:parent-style-name="Text_20_body" style:list-style-name="L5">
      <style:text-properties fo:font-weight="bold" style:font-weight-asian="bold" style:font-weight-complex="bold"/>
    </style:style>
    <style:style style:name="P10" style:family="paragraph" style:parent-style-name="Text_20_body" style:list-style-name="L6">
      <style:text-properties fo:font-weight="bold" style:font-weight-asian="bold" style:font-weight-complex="bold"/>
    </style:style>
    <style:style style:name="P11" style:family="paragraph" style:parent-style-name="Text_20_body" style:list-style-name="L7">
      <style:text-properties fo:font-weight="bold" style:font-weight-asian="bold" style:font-weight-complex="bold"/>
    </style:style>
    <style:style style:name="P12" style:family="paragraph" style:parent-style-name="Text_20_body" style:list-style-name="L8"/>
    <style:style style:name="P13" style:family="paragraph" style:parent-style-name="Text_20_body" style:list-style-name="L8">
      <style:paragraph-properties fo:text-align="start" style:justify-single-word="false"/>
    </style:style>
    <style:style style:name="P14" style:family="paragraph" style:parent-style-name="Text_20_body" style:list-style-name="L8">
      <style:text-properties fo:font-weight="bold" style:font-weight-asian="bold" style:font-weight-complex="bold"/>
    </style:style>
    <style:style style:name="P15" style:family="paragraph" style:parent-style-name="Text_20_body" style:list-style-name="L9"/>
    <style:style style:name="P16" style:family="paragraph" style:parent-style-name="Text_20_body" style:list-style-name="L9">
      <style:text-properties fo:font-weight="bold" style:font-weight-asian="bold" style:font-weight-complex="bold"/>
    </style:style>
    <style:style style:name="P17" style:family="paragraph" style:parent-style-name="Standard" style:list-style-name="L10"/>
    <style:style style:name="P18" style:family="paragraph" style:parent-style-name="Standard" style:list-style-name="L10">
      <style:text-properti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xml-files</text:h>
      <text:h text:style-name="Heading_20_2" text:outline-level="2">models.xml</text:h>
      <text:p text:style-name="Standard"/>
      <text:p text:style-name="Standard">All node's can have any number of other nodes as childs.</text:p>
      <text:p text:style-name="Standard">Positions, rotations and scaling of childs is always relative to the parent.</text:p>
      <text:p text:style-name="Standard"/>
      <text:h text:style-name="Heading_20_3" text:outline-level="3">&lt;node type „unknown“ /&gt;</text:h>
      <text:p text:style-name="Text_20_body">This node is usually used as parent to group several nodes together.</text:p>
      <text:p text:style-name="Text_20_body">Parameters:</text:p>
      <text:list text:style-name="L1">
        <text:list-item>
          <text:p text:style-name="P1">type<text:span text:style-name="T1">: Must be set to „unknown“</text:span></text:p>
        </text:list-item>
        <text:list-item>
          <text:p text:style-name="P1">name: <text:span text:style-name="T1">The name as shown in the models dialog. The name should not contain whitespaces. Names on the same node-level must be unique.</text:span></text:p>
        </text:list-item>
      </text:list>
      <text:p text:style-name="Standard"/>
      <text:h text:style-name="Heading_20_3" text:outline-level="3">&lt;node type „mesh“ /&gt;</text:h>
      <text:p text:style-name="Text_20_body">A node which does contain a single mesh. Recommended Format for such meshes are .obj files and .lmo files. Other formats might work also.</text:p>
      <text:p text:style-name="Text_20_body">Parameters:</text:p>
      <text:list text:style-name="L2">
        <text:list-item>
          <text:p text:style-name="P2">type<text:span text:style-name="T1">: Must be set to „mesh“</text:span></text:p>
        </text:list-item>
        <text:list-item>
          <text:p text:style-name="P2">all Parameters of node type „unknown“</text:p>
        </text:list-item>
      </text:list>
      <text:list text:style-name="L3">
        <text:list-item>
          <text:p text:style-name="P3">file: <text:span text:style-name="T1">Name of the model. The filename must be relative to the media folder (for example „models/mymodel.obj“ when the mymodel.obj is in the folder media/models).</text:span></text:p>
        </text:list-item>
        <text:list-item>
          <text:p text:style-name="P3">c_x, c_y, c_z:<text:span text:style-name="T1"> Floating point values for the center position of the model . The position is always relative to the position of the parent model. Also this will not overwrite the pivot point of the model, but will be added to it.</text:span></text:p>
        </text:list-item>
        <text:list-item>
          <text:p text:style-name="P3">r_x, r_y, r_z:<text:span text:style-name="T1"> Floating point values for the rotation around the x,y,z.axis of the model. The rotations are given in euler degrees. Gimbal lock can happen.</text:span></text:p>
        </text:list-item>
        <text:list-item>
          <text:p text:style-name="P3">s_x, s_y, s_z:<text:span text:style-name="T1"> Floating point values for the scaling of the model. A value of „1.0“ is default and will lead to no scaling. Scaled models are currently not correctly lighted (for speed reasons), so if you need to use that you should use an „anim_mesh“ node type instead.</text:span></text:p>
        </text:list-item>
        <text:list-item>
          <text:p text:style-name="P3">backface_culling:<text:span text:style-name="T1"> „0“ to disable backface culling. „1“ to enable it. For speed reasons it should always be enabled as long as there's no good reason to disable it (a good reason are often partly transparent objects)</text:span></text:p>
        </text:list-item>
      </text:list>
      <text:p text:style-name="P4"/>
      <text:h text:style-name="Heading_20_3" text:outline-level="3">&lt;node type „anim_mesh“ /&gt;</text:h>
      <text:p text:style-name="Text_20_body">A Node which can contain an animated mesh. The recommended formats for such meshes <text:s/>are .X files. All formats as supported by „mesh“ will also work. But as long as you don't have a special reason you should always use „mesh“ for static meshes and „anim_mesh“ for animated meshes.</text:p>
      <text:p text:style-name="Text_20_body">Parameters:</text:p>
      <text:list text:style-name="L2">
        <text:list-item text:start-value="1">
          <text:p text:style-name="P2">type<text:span text:style-name="T1">: Must be set to „anim_mesh“</text:span></text:p>
        </text:list-item>
        <text:list-item>
          <text:p text:style-name="P2">all Parameters of node type „mesh“</text:p>
        </text:list-item>
        <text:list-item>
          <text:p text:style-name="P2">mAnimationSpeed:<text:span text:style-name="T1"> Integer value for the speed of the animation in frames per second.</text:span></text:p>
        </text:list-item>
      </text:list>
      <text:p text:style-name="P5"/>
      <text:h text:style-name="Heading_20_3" text:outline-level="3">&lt;node type „light“ /&gt;</text:h>
      <text:p text:style-name="Text_20_body">A node which contains a light-source.</text:p>
      <text:p text:style-name="Text_20_body">Parameters:</text:p>
      <text:list text:style-name="L4">
        <text:list-item>
          <text:p text:style-name="P6"><text:span text:style-name="T2">type:</text:span><text:span text:style-name="T1"> Must be set to „light“</text:span></text:p>
        </text:list-item>
      </text:list>
      <text:list text:style-name="L2">
        <text:list-item text:start-value="1">
          <text:p text:style-name="P2">all Parameters of node type „unknown“</text:p>
        </text:list-item>
        <text:list-item>
          <text:p text:style-name="P2">c_x, c_y, c_z:<text:span text:style-name="T1"> light position (same as in type „mesh“)</text:span></text:p>
        </text:list-item>
        <text:list-item>
          <text:p text:style-name="P2">r_x, r_y, r_z:<text:span text:style-name="T1"> light rotation. (only useful with direction lights)</text:span></text:p>
        </text:list-item>
        <text:list-item>
          <text:p text:style-name="P2">shadow:<text:span text:style-name="T1"> „0“ for don't cast shadows, „1“ for lights casting shadows. Shadows are currently not enabled, so this parameter won't do anything (set it to „0“)</text:span></text:p>
        </text:list-item>
        <text:list-item>
          <text:p text:style-name="P2">lighttype<text:span text:style-name="T1">: „0“ for point light, „1“ for directional light</text:span></text:p>
        </text:list-item>
        <text:list-item>
          <text:p text:style-name="P7"><text:span text:style-name="T2">radius:</text:span> floating point value for the light radius in units.</text:p>
        </text:list-item>
        <text:list-item>
          <text:p text:style-name="P2">d_r, d_g, d_b, d_a:<text:span text:style-name="T1"> (TODO) diffuse color part of the light. Currenlty the values should be between 0 and 1, but are actually set between 0-255 (so we got a problem).</text:span></text:p>
        </text:list-item>
        <text:list-item>
          <text:p text:style-name="P2">s_r, s_g, s_b, s_a:<text:span text:style-name="T1"> (TODO) specular color part of the light. Currenlty the values should be between 0 and 1, but are actually set between 0-255 (so we got a problem). </text:span></text:p>
        </text:list-item>
      </text:list>
      <text:h text:style-name="Heading_20_3" text:outline-level="3">&lt;node type „particle“ /&gt;</text:h>
      <text:p text:style-name="Text_20_body">A particle node. A particle can have one or several &lt;effector/&gt; childs and one &lt;emitter/&gt; child. I didn't test yet what would happen if it doesn't have any of those.</text:p>
      <text:p text:style-name="Text_20_body">Parameters:</text:p>
      <text:list text:style-name="L5">
        <text:list-item>
          <text:p text:style-name="P8"><text:span text:style-name="T2">type: </text:span><text:span text:style-name="T1">Must be set to „particle“</text:span></text:p>
        </text:list-item>
        <text:list-item>
          <text:p text:style-name="P9">default_emitter:<text:span text:style-name="T1"> „0“ for no. „1“ to create a default emitter (i've not yet checked out how it looks like). This emitter will always be overwritten when an &lt;emitter/&gt; child is set.</text:span></text:p>
        </text:list-item>
      </text:list>
      <text:list text:style-name="L2">
        <text:list-item text:start-value="1">
          <text:p text:style-name="P2">all Parameters of node type „unknown“</text:p>
        </text:list-item>
        <text:list-item>
          <text:p text:style-name="P2">c_x, c_y, c_z:<text:span text:style-name="T1"> Particle position (same as in type „mesh“)</text:span></text:p>
        </text:list-item>
        <text:list-item>
          <text:p text:style-name="P2">r_x, r_y, r_z:<text:span text:style-name="T1"> Rotation (same as in type „mesh“)</text:span></text:p>
        </text:list-item>
        <text:list-item>
          <text:p text:style-name="P2">s_x, s_y, s_z:<text:span text:style-name="T1"> Scaling (same as in type „mesh“)</text:span></text:p>
        </text:list-item>
        <text:list-item>
          <text:p text:style-name="P2">global:<text:span text:style-name="T1"> Should the particles use the global or the local coordinate system. „1“ for global, „0“ for local. Using the global coordinate system will for example be useful if you wan't particles which leave a trail behind a moving object.</text:span></text:p>
        </text:list-item>
        <text:list-item>
          <text:p text:style-name="P2">height, <text:s/>width: <text:span text:style-name="T1">Floating point value for the size of each particle.</text:span></text:p>
        </text:list-item>
        <text:list-item>
          <text:p text:style-name="P2">mat_type:<text:span text:style-name="T1"> „0“ for solid. „13“ for transparence using texture alpha value, but with hard border. „14“ for transparence using texture alpha values“. „15“ transparence using vertex alpha values.</text:span></text:p>
        </text:list-item>
        <text:list-item>
          <text:p text:style-name="P2">tex1:<text:span text:style-name="T1"> Name for the texture which is used. The filename is given relative to the texture folder. So usually it's like „texture.tga“.</text:span></text:p>
        </text:list-item>
        <text:list-item>
          <text:p text:style-name="P2">light:<text:span text:style-name="T1"> „0“ for do not use light, „1“ for use light. Using light for particles is not recommended.</text:span></text:p>
        </text:list-item>
        <text:list-item>
          <text:p text:style-name="P2">param1:<text:span text:style-name="T1"> floating point value which sets additional parameters depending on mat_type. For mat_type 12 (soft alpha's) it does set the sharpness used for the alpha borders. Default is 0.02.</text:span></text:p>
        </text:list-item>
      </text:list>
      <text:p text:style-name="P4"/>
      <text:h text:style-name="Heading_20_3" text:outline-level="3">&lt;effector type=“fade“/&gt;</text:h>
      <text:p text:style-name="P4">As documented by irrlicht:</text:p>
      <text:p text:style-name="P4">Creates a fade out particle affector. This affector modifies the color of every particle and and reaches the final color when the particle dies. This affector looks really good, if the mat_type parameter „15“ is used and the targetColor is video::SColor(0,0,0,0): Particles are fading out into void with this setting.</text:p>
      <text:p text:style-name="Text_20_body"/>
      <text:p text:style-name="Text_20_body">Parameters:</text:p>
      <text:list text:style-name="L6">
        <text:list-item>
          <text:p text:style-name="P10">target_r, target_g, target_b, target_a:<text:span text:style-name="T1"> Target color values in the range [0-255].</text:span></text:p>
        </text:list-item>
        <text:list-item>
          <text:p text:style-name="P10">time_fadedout: <text:span text:style-name="T1">time in milliseconds needed to change the color.</text:span></text:p>
        </text:list-item>
      </text:list>
      <text:p text:style-name="P4"/>
      <text:h text:style-name="Heading_20_3" text:outline-level="3">&lt;effector type=“gravity“/&gt;</text:h>
      <text:p text:style-name="P4">Irrlicht docu aint' complete here and i <text:s/>haven't checked it out so far.</text:p>
      <text:p text:style-name="P4">Parameters:</text:p>
      <text:list text:style-name="L7">
        <text:list-item>
          <text:p text:style-name="P11">g_x, g_y, g_z:<text:span text:style-name="T1"> gravity.</text:span></text:p>
        </text:list-item>
        <text:list-item>
          <text:p text:style-name="P11">timeforcelost:<text:span text:style-name="T1"> Maybe time when it stops moving.</text:span></text:p>
        </text:list-item>
      </text:list>
      <text:p text:style-name="P4"/>
      <text:h text:style-name="Heading_20_3" text:outline-level="3">&lt;emitter type="none"/&gt;</text:h>
      <text:p text:style-name="Text_20_body">This emitter should never be used. But the other emitters are using the same parameters, so it's documented.</text:p>
      <text:p text:style-name="Text_20_body"/>
      <text:p text:style-name="P5">IMPORTANT:<text:span text:style-name="T1"> It's very easy to create Particles which can slow down the whole application. The two most important parameters to avoid this are </text:span>particles_sec_max<text:span text:style-name="T1"> and </text:span>life_max<text:span text:style-name="T1">. Those values should always be as low as possible. </text:span></text:p>
      <text:p text:style-name="Text_20_body"/>
      <text:p text:style-name="Text_20_body">Parameters:</text:p>
      <text:list text:style-name="L8">
        <text:list-item>
          <text:p text:style-name="P12"><text:span text:style-name="T2">type:</text:span> would be set to „none“, but you should never use it directly</text:p>
        </text:list-item>
        <text:list-item>
          <text:p text:style-name="P12"><text:span text:style-name="T2">dir_x, dir_y, dir_z:</text:span><text:span text:style-name="T1"> </text:span>Direction and speed of particle emission</text:p>
        </text:list-item>
        <text:list-item>
          <text:p text:style-name="P12"><text:span text:style-name="T2">particles_sec_min:</text:span><text:span text:style-name="T1"> Integer value for the m</text:span>inimal amount of particles emitted per second</text:p>
        </text:list-item>
        <text:list-item>
          <text:p text:style-name="P12"><text:span text:style-name="T2">particles_sec_max: </text:span><text:span text:style-name="T1">Integer value for the m</text:span>aximal amount of particles emitted per second. If you set this to a high value the game can slow down extremly!</text:p>
        </text:list-item>
        <text:list-item>
          <text:p text:style-name="P12"><text:span text:style-name="T2">min_r, min_g, min_b, min_a:</text:span><text:span text:style-name="T1"> </text:span>Minimal initial start color of a particle. Range is [0-255]. The real color of every particle is calculated as random interpolation between minStartColor and maxStartColor<text:span text:style-name="T1">. </text:span></text:p>
        </text:list-item>
        <text:list-item>
          <text:p text:style-name="P13"><text:span text:style-name="T2">max_r, max_g, max_b, max_a:</text:span><text:span text:style-name="T1"> </text:span>Maximal initial start color of a particle. Range is [0-255]. </text:p>
        </text:list-item>
        <text:list-item>
          <text:p text:style-name="P12"><text:span text:style-name="T2">life_min:</text:span><text:span text:style-name="T1"> Integer value for the m</text:span>inimal lifetime of a particle, in milliseconds.</text:p>
        </text:list-item>
        <text:list-item>
          <text:p text:style-name="P14">life_max:<text:span text:style-name="T1"> Integer value for the maximal lifetime of a particle, in milliseconds. If you set this to a high value the game can slow down extremly!</text:span></text:p>
        </text:list-item>
        <text:list-item>
          <text:p text:style-name="P12"><text:span text:style-name="T2">angle_max:</text:span><text:span text:style-name="T1"> Integer value for the m</text:span>aximal angle in degrees, the emitting direction of the particle will differ from the original direction</text:p>
        </text:list-item>
      </text:list>
      <text:p text:style-name="Text_20_body"/>
      <text:h text:style-name="Heading_20_3" text:outline-level="3">&lt;emitter type="box“/&gt;</text:h>
      <text:p text:style-name="Text_20_body">Emitt the particles within an area defined by a box.</text:p>
      <text:p text:style-name="Text_20_body">Parameters:</text:p>
      <text:list text:style-name="L9">
        <text:list-item>
          <text:p text:style-name="P15"><text:span text:style-name="T2">type:</text:span><text:span text:style-name="T1"> should be set to „box“</text:span></text:p>
        </text:list-item>
        <text:list-item>
          <text:p text:style-name="P16">all parameters from emitter_type=“none“ are available</text:p>
        </text:list-item>
        <text:list-item>
          <text:p text:style-name="P16">maxx, maxy, maxz, minx, miny, minz:<text:span text:style-name="T1"> floating point values which define the size of the box.</text:span></text:p>
        </text:list-item>
      </text:list>
      <text:p text:style-name="P4"/>
      <text:h text:style-name="Heading_20_3" text:outline-level="3">&lt;emitter type="point“/&gt;</text:h>
      <text:p text:style-name="Text_20_body">Emitt all particles from a single point.</text:p>
      <text:p text:style-name="Text_20_body">Parameters:</text:p>
      <text:list text:style-name="L9">
        <text:list-item text:start-value="1">
          <text:p text:style-name="P15"><text:span text:style-name="T2">type:</text:span><text:span text:style-name="T1"> should be set to „point“</text:span></text:p>
        </text:list-item>
        <text:list-item>
          <text:p text:style-name="P16">all parameters from emitter_type=“none“ are available</text:p>
        </text:list-item>
      </text:list>
      <text:p text:style-name="P5"/>
      <text:h text:style-name="Heading_20_3" text:outline-level="3">&lt;animator type="anirot" /&gt;</text:h>
      <text:p text:style-name="Standard">An animator can be appended to all nodes. This animator does rotate the nodes.</text:p>
      <text:p text:style-name="Standard">Parameters:</text:p>
      <text:list text:style-name="L10">
        <text:list-item>
          <text:p text:style-name="P17"><text:span text:style-name="T2">type:</text:span><text:span text:style-name="T1"> Must be set to „anirot“</text:span></text:p>
        </text:list-item>
        <text:list-item>
          <text:p text:style-name="P18">r_x, r_y, r_z:<text:span text:style-name="T1"> Floating point value for the number of rotations around each axis per second.</text:span></text:p>
        </text:list-item>
      </text:list>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de" fo:country="DE" style:font-name-asian="Bitstream Vera Sans2" style:font-size-asian="12pt" style:language-asian="de" style:country-asian="DE" style:font-name-complex="Bitstream Vera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Michael Zeilfelder</meta:initial-creator>
    <meta:creation-date>2006-10-17T13:43:11</meta:creation-date>
    <dc:creator>Michael Zeilfelder</dc:creator>
    <dc:date>2006-10-18T00:14:41</dc:date>
    <dc:language>de-DE</dc:language>
    <meta:editing-cycles>56</meta:editing-cycles>
    <meta:editing-duration>PT1H53M9S</meta:editing-duration>
    <meta:user-defined meta:name="Info 1"/>
    <meta:user-defined meta:name="Info 2"/>
    <meta:user-defined meta:name="Info 3"/>
    <meta:user-defined meta:name="Info 4"/>
    <meta:document-statistic meta:table-count="0" meta:image-count="0" meta:object-count="0" meta:page-count="5" meta:paragraph-count="92" meta:word-count="1290" meta:character-count="7232"/>
  </office:meta>
</office:document-meta>
</file>